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I really wanted to experience being invisible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looks like clothes are speaking to us,
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~, it's for Lumii's safety, don'tcha
seeee~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"bare" it, literally~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~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